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F000000078059789311E3942F2C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800020" draw:marker-start-width="0.5cm" draw:marker-end-width="0.5cm" draw:fill="solid" draw:fill-color="#ffffff" draw:textarea-horizontal-align="justify" draw:textarea-vertical-align="middle" draw:auto-grow-height="false" fo:min-height="4.504cm" fo:min-width="6.802cm" fo:padding-top="0.175cm" fo:padding-bottom="0.175cm" fo:padding-left="0.3cm" fo:padding-right="0.3cm"/>
    </style:style>
    <style:style style:name="gr2" style:family="graphic" style:parent-style-name="standard">
      <style:graphic-properties svg:stroke-color="#800020" draw:fill="solid" draw:fill-color="#800020" draw:textarea-horizontal-align="justify" draw:textarea-vertical-align="middle" draw:auto-grow-height="false" fo:min-height="4.701cm" fo:min-width="0.016cm"/>
    </style:style>
    <style:style style:name="gr3" style:family="graphic" style:parent-style-name="standard">
      <style:graphic-properties svg:stroke-color="#800020" draw:fill="solid" draw:fill-color="#800020" draw:textarea-horizontal-align="justify" draw:textarea-vertical-align="middle" draw:auto-grow-height="false" fo:min-height="4.935cm" fo:min-width="0cm"/>
    </style:style>
    <style:style style:name="gr4" style:family="graphic" style:parent-style-name="standard">
      <style:graphic-properties svg:stroke-width="0.2cm" svg:stroke-color="#ffffff" draw:marker-start-width="0.8cm" draw:marker-end-width="0.8cm" draw:fill="solid" draw:fill-color="#800020" draw:textarea-horizontal-align="justify" draw:textarea-vertical-align="middle" draw:auto-grow-height="false" fo:min-height="4.99cm" fo:min-width="0cm" fo:padding-top="0.225cm" fo:padding-bottom="0.225cm" fo:padding-left="0.35cm" fo:padding-right="0.35cm"/>
    </style:style>
    <style:style style:name="gr5" style:family="graphic" style:parent-style-name="standard">
      <style:graphic-properties svg:stroke-color="#800020" draw:fill="solid" draw:fill-color="#800020" draw:textarea-horizontal-align="justify" draw:textarea-vertical-align="middle" draw:auto-grow-height="false" fo:min-height="4.603cm" fo:min-width="0.004cm"/>
    </style:style>
    <style:style style:name="gr6" style:family="graphic" style:parent-style-name="standard">
      <style:graphic-properties svg:stroke-width="0.1cm" svg:stroke-color="#800020" draw:marker-start-width="0.5cm" draw:marker-end-width="0.5cm" draw:fill="solid" draw:fill-color="#800020" draw:textarea-horizontal-align="justify" draw:textarea-vertical-align="middle" draw:auto-grow-height="false" fo:min-height="2.118cm" fo:min-width="6.802cm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stroke="solid" svg:stroke-width="0.1cm" svg:stroke-color="#800020" draw:marker-start-width="0.5cm" draw:marker-end-width="0.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80002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402cm" svg:height="4.854cm" draw:transform="rotate (0.265464579228337) translate (10.919cm 11.57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0.516cm" svg:height="4.951cm" draw:transform="rotate (0.265464579228337) translate (7.964cm 9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292cm" svg:height="5.185cm" draw:transform="rotate (0.265464579228337) translate (9.341cm 14.4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485cm" svg:height="5.439cm" draw:transform="rotate (0.265464579228337) translate (8.904cm 14.2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2" draw:layer="layout" svg:width="0.504cm" svg:height="4.853cm" draw:transform="rotate (0.265464579228337) translate (10.344cm 9.5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2" draw:layer="layout" svg:width="7.402cm" svg:height="2.467cm" draw:transform="rotate (0.265464579228337) translate (11.546cm 11.57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7" draw:text-style-name="P3" draw:layer="layout" svg:width="7.516cm" svg:height="4.881cm" draw:transform="skewX (-0.000349065850398837) rotate (0.265290046303138) translate (0.575cm 11.655cm)">
            <draw:image xlink:href="Pictures/1000020100000F000000078059789311E3942F2C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0T10:08:26.567375381</meta:creation-date>
    <dc:date>2021-06-10T10:49:20.980325055</dc:date>
    <meta:editing-duration>PT7M20S</meta:editing-duration>
    <meta:editing-cycles>1</meta:editing-cycles>
    <meta:document-statistic meta:object-count="8"/>
    <meta:generator>LibreOffice/6.1.5.2$Linux_ARM_EABI LibreOffice_project/10$Build-2</meta:generator>
  </office:meta>
</office:document-meta>
</file>